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2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4.346cm" style:rel-column-width="10172*"/>
    </style:style>
    <style:style style:name="Table1.B" style:family="table-column">
      <style:table-column-properties style:column-width="23.654cm" style:rel-column-width="5536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>
      <style:paragraph-properties fo:margin-top="0cm" fo:margin-bottom="0cm" fo:line-height="150%" fo:text-align="justify" style:justify-single-word="false"/>
      <style:text-properties style:font-name="Cambria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7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Cambria2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Cambria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Cambria2" fo:font-size="14pt" fo:font-style="italic" style:font-style-asian="italic" style:font-style-complex="italic"/>
    </style:style>
    <style:style style:name="T9" style:family="text">
      <style:text-properties style:font-name="Cambria2" fo:font-size="14pt" fo:font-style="italic" style:font-style-asian="normal" style:font-style-complex="normal"/>
    </style:style>
    <style:style style:name="T10" style:family="text">
      <style:text-properties style:font-name="Cambria2" fo:font-size="14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Cambria2" fo:font-size="14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ambria2" fo:font-size="14pt" fo:font-style="normal" style:font-style-asian="normal" style:font-style-complex="normal"/>
    </style:style>
    <style:style style:name="T13" style:family="text">
      <style:text-properties style:font-name="Cambria2" fo:font-size="14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Cambria2" fo:font-size="14pt" fo:language="en" fo:country="US" fo:font-style="normal" style:font-style-asian="normal" style:font-style-complex="normal"/>
    </style:style>
    <style:style style:name="T15" style:family="text">
      <style:text-properties style:font-name="Cambria2" fo:font-size="14pt" fo:language="en" fo:country="US" fo:font-style="italic" style:font-style-asian="normal" style:font-style-complex="normal"/>
    </style:style>
    <style:style style:name="T16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51cm" svg:height="0.951cm" draw:z-index="0"><draw:image xlink:href="../images/0137.png" xlink:type="simple" xlink:show="embed" xlink:actuate="onLoad"/></draw:frame></text:p>
          </table:table-cell>
          <table:table-cell table:style-name="Table1.B1" office:value-type="string">
            <text:h text:style-name="P5" text:outline-level="1">Многомерная интерполяц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9"><text:span text:style-name="T17">|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6cm" svg:height="2.54cm" draw:z-index="1"><draw:image xlink:href="../images/013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tab/>Блок позволяет осуществлять линейную интерполяцию многомерной таблично-заданной функции.</text:p>
            <text:p text:style-name="P7"><text:tab/></text:p>
            <text:p text:style-name="P7"><text:span text:style-name="T1"><text:tab/>Входы:</text:span></text:p>
            <text:p text:style-name="P7"><text:span text:style-name="T1"><text:tab/></text:span><text:span text:style-name="T2">input –</text:span><text:span text:style-name="T3"> </text:span><text:span text:style-name="T6">порт для интерполируемых координат. На вход может подаваться матрица, размерностью </text:span><text:span text:style-name="T3">M </text:span><text:span text:style-name="T6">на </text:span><text:span text:style-name="T3">N, </text:span><text:span text:style-name="T6">где </text:span><text:span text:style-name="T3">M – </text:span><text:span text:style-name="T6">количество интерполируемых точек, </text:span><text:span text:style-name="T3">N – </text:span><text:span text:style-name="T6">размерность интерполируемой таблицы.</text:span></text:p>
            <text:p text:style-name="P7"><text:span text:style-name="T6"><text:tab/></text:span></text:p>
            <text:p text:style-name="P7"><text:span text:style-name="T7"><text:tab/>Выходы:</text:span></text:p>
            <text:p text:style-name="P7"><text:span text:style-name="T7"><text:tab/></text:span><text:span text:style-name="T2">output – </text:span><text:span text:style-name="T6">порт для интерполированных значений функций. На данном выходе будет массив, размерностью </text:span><text:span text:style-name="T3">M, </text:span><text:span text:style-name="T6">равной количеству интерполируемых точек (число строк в массиве, подаваемой на </text:span><text:span text:style-name="T2">input</text:span><text:span text:style-name="T6">).</text:span></text:p>
            <text:p text:style-name="P7"><text:span text:style-name="T6"><text:tab/></text:span></text:p>
            <text:p text:style-name="P7"><text:span text:style-name="T7"><text:tab/>Свойства блока:</text:span></text:p>
            <text:p text:style-name="P8"><text:span text:style-name="T4"><text:tab/></text:span><text:span text:style-name="T5">Матрица аргументов по размерностям - </text:span><text:span text:style-name="T12">сетка известных аргументов функции, заданная матрицей [[значения аргументов по размерности 1],... [значения сетки по размерности N]];</text:span></text:p>
            <text:p text:style-name="P8"><text:span text:style-name="T8"><text:tab/>Вектор значений функций - </text:span><text:span text:style-name="T12">массив значений заданной многомерной функции, в точках, задаваемых известными аргументами. Если </text:span><text:span text:style-name="T14">N</text:span><text:span text:style-name="T12">=3 и размерности </text:span><text:span text:style-name="T15">x</text:span><text:span text:style-name="T9">[1]</text:span><text:span text:style-name="T12">, </text:span><text:span text:style-name="T15">x</text:span><text:span text:style-name="T9">[2]</text:span><text:span text:style-name="T12"> и </text:span><text:span text:style-name="T15">x</text:span><text:span text:style-name="T9">[3]</text:span><text:span text:style-name="T12"> равны соответственно </text:span><text:span text:style-name="T15">nx</text:span><text:span text:style-name="T12">, </text:span><text:span text:style-name="T15">ny</text:span><text:span text:style-name="T12">, </text:span><text:span text:style-name="T15">nz</text:span><text:span text:style-name="T9">, </text:span><text:span text:style-name="T12">то </text:span><text:span text:style-name="T15">val</text:span><text:span text:style-name="T9">(</text:span><text:span text:style-name="T15">i</text:span><text:span text:style-name="T9">,</text:span><text:span text:style-name="T15">j</text:span><text:span text:style-name="T9">,</text:span><text:span text:style-name="T15">k</text:span><text:span text:style-name="T9">) </text:span><text:span text:style-name="T12">представляется как </text:span><text:span text:style-name="T15">i</text:span><text:span text:style-name="T9">+</text:span><text:span text:style-name="T15">nx</text:span><text:span text:style-name="T9">(</text:span><text:span text:style-name="T15">j</text:span><text:span text:style-name="T9">+</text:span><text:span text:style-name="T15">ny</text:span><text:span text:style-name="T9"> </text:span><text:span text:style-name="T15">k</text:span><text:span text:style-name="T9">)</text:span><text:span text:style-name="T12">;</text:span></text:p>
            <text:p text:style-name="P8"><text:span text:style-name="T12"><text:tab/></text:span><text:span text:style-name="T8">Метод интерполяции </text:span><text:span text:style-name="T5">-</text:span><text:span text:style-name="T8"> </text:span><text:span text:style-name="T12">желаемый способ интерполяции: линейная между двумя соседними точками, либо ступенчатая, сохраняющая значение предыдущей точки;</text:span></text:p>
            <text:p text:style-name="P8"><text:span text:style-name="T12"><text:tab/></text:span><text:span text:style-name="T8">Экстраполировать границы — </text:span><text:span text:style-name="T12">способ определения значения функции за пределами сетки аргументов.</text:span></text:p>
            <text:p text:style-name="P8"><text:span text:style-name="T12"><text:tab/></text:span></text:p>
            <text:p text:style-name="P8"><text:span text:style-name="T13"><text:tab/>Параметры блока:</text:span></text:p>
            <text:p text:style-name="P8"><text:span text:style-name="T13"><text:tab/></text:span><text:span text:style-name="T11">нет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2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тимизация параметров модели</dc:title>
    <dc:date>2016-11-01T15:51:11.66</dc:date>
    <meta:generator>OpenOffice/4.1.1$Win32 OpenOffice.org_project/411m6$Build-9775</meta:generator>
    <meta:editing-duration>PT22H41M31S</meta:editing-duration>
    <meta:editing-cycles>187</meta:editing-cycles>
    <dc:creator>ILYA KUBENSKIY</dc:creator>
    <meta:document-statistic meta:table-count="1" meta:image-count="2" meta:object-count="0" meta:page-count="1" meta:paragraph-count="22" meta:word-count="157" meta:character-count="1224"/>
    <meta:user-defined meta:name="Поле 1"/>
    <meta:user-defined meta:name="Поле 2"/>
    <meta:user-defined meta:name="Поле 3"/>
    <meta:user-defined meta:name="Поле 4"/>
  </office:meta>
</office:document-meta>
</file>